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67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873cm"/>
    </style:style>
    <style:style style:name="co11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fcc79b"/>
    </style:style>
    <style:style style:name="ce23" style:family="table-cell" style:parent-style-name="Default">
      <style:table-cell-properties fo:background-color="#bce4e5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5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6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on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Node addre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ode address on the board (0 – 7)</text:p>
          </table:table-cell>
        </table:table-row>
        <table:table-row table:style-name="ro1">
          <table:table-cell office:value-type="string" calcext:value-type="string">
            <text:p>Ask for add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sk for the other node addres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sync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check the comm between two nodes remains active during the operation m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en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5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nodeAddr, 1)</text:p>
          </draw:line>
          <draw:line draw:z-index="1" draw:style-name="gr8" draw:text-style-name="P4" svg:x1="2.662cm" svg:y1="11.677cm" svg:x2="7.156cm" svg:y2="11.225cm">
            <text:p text:style-name="P6">link(0, nodeAddr, 1)</text:p>
          </draw:line>
          <draw:line draw:z-index="2" draw:style-name="gr9" draw:text-style-name="P4" svg:x1="2.662cm" svg:y1="12.658cm" svg:x2="7.181cm" svg:y2="13.095cm">
            <text:p text:style-name="P6">link(0, nodeAddr, 0)</text:p>
          </draw:line>
          <draw:line draw:z-index="3" draw:style-name="gr10" draw:text-style-name="P4" svg:x1="2.641cm" svg:y1="5.433cm" svg:x2="7.177cm" svg:y2="5.878cm">
            <text:p text:style-name="P6">link(0, nodeAddr, 1)</text:p>
          </draw:line>
          <draw:line draw:z-index="4" draw:style-name="gr10" draw:text-style-name="P4" svg:x1="2.662cm" svg:y1="8.143cm" svg:x2="7.177cm" svg:y2="8.616cm">
            <text:p text:style-name="P6">link(0, nodeAddr, 1)</text:p>
          </draw:line>
          <draw:line draw:z-index="5" draw:style-name="gr11" draw:text-style-name="P8" svg:x1="2.428cm" svg:y1="8.143cm" svg:x2="2.428cm" svg:y2="5.476cm">
            <text:p text:style-name="P6"><text:span text:style-name="T3">50 ms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428cm" svg:y1="5.335cm" svg:x2="2.428cm" svg:y2="2.668cm">
            <text:p text:style-name="P6"><text:span text:style-name="T3">50 ms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3, 0)</text:p>
          </draw:line>
          <draw:line draw:z-index="8" draw:style-name="gr13" draw:text-style-name="P4" svg:x1="27.36cm" svg:y1="2.689cm" svg:x2="31.835cm" svg:y2="3.118cm">
            <text:p text:style-name="P6">time(4, time)</text:p>
          </draw:line>
          <draw:line draw:z-index="9" draw:style-name="gr12" draw:text-style-name="P4" svg:x1="27.322cm" svg:y1="8.131cm" svg:x2="31.816cm" svg:y2="7.679cm">
            <text:p text:style-name="P6">detection(3, 0)</text:p>
          </draw:line>
          <draw:line draw:z-index="10" draw:style-name="gr7" draw:text-style-name="P4" svg:x1="27.344cm" svg:y1="8.6cm" svg:x2="31.819cm" svg:y2="9.029cm">
            <text:p text:style-name="P6">time(4, time)</text:p>
          </draw:line>
          <draw:line draw:z-index="11" draw:style-name="gr14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3, 1)</text:p>
          </draw:line>
          <draw:line draw:z-index="13" draw:style-name="gr13" draw:text-style-name="P4" svg:x1="27.323cm" svg:y1="10.386cm" svg:x2="31.798cm" svg:y2="10.815cm">
            <text:p text:style-name="P6">time(4, time)</text:p>
          </draw:line>
          <draw:line draw:z-index="14" draw:style-name="gr8" draw:text-style-name="P4" svg:x1="27.322cm" svg:y1="5.822cm" svg:x2="31.816cm" svg:y2="5.37cm">
            <text:p text:style-name="P6">lowBattery(5, 0/1, volt)</text:p>
          </draw:line>
          <draw:line draw:z-index="15" draw:style-name="gr15" draw:text-style-name="P4" svg:x1="27.319cm" svg:y1="15.354cm" svg:x2="31.813cm" svg:y2="14.902cm">
            <text:p text:style-name="P6">detection(3, 1)</text:p>
          </draw:line>
          <draw:line draw:z-index="16" draw:style-name="gr15" draw:text-style-name="P4" svg:x1="27.319cm" svg:y1="18.064cm" svg:x2="31.813cm" svg:y2="17.612cm">
            <text:p text:style-name="P6">detection(3, 7)</text:p>
          </draw:line>
          <draw:line draw:z-index="17" draw:style-name="gr14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6" draw:text-style-name="P6" svg:x1="31.436cm" svg:y1="16.492cm" svg:x2="32.207cm" svg:y2="16.256cm">
            <text:p/>
          </draw:line>
          <draw:line draw:z-index="19" draw:style-name="gr16" draw:text-style-name="P6" svg:x1="31.437cm" svg:y1="16.642cm" svg:x2="32.208cm" svg:y2="16.406cm">
            <text:p/>
          </draw:line>
          <draw:line draw:z-index="20" draw:style-name="gr16" draw:text-style-name="P6" svg:x1="26.918cm" svg:y1="16.492cm" svg:x2="27.689cm" svg:y2="16.256cm">
            <text:p/>
          </draw:line>
          <draw:line draw:z-index="21" draw:style-name="gr16" draw:text-style-name="P6" svg:x1="26.919cm" svg:y1="16.642cm" svg:x2="27.69cm" svg:y2="16.406cm">
            <text:p/>
          </draw:line>
          <draw:line draw:z-index="22" draw:style-name="gr15" draw:text-style-name="P4" svg:x1="27.319cm" svg:y1="13.547cm" svg:x2="31.813cm" svg:y2="13.095cm">
            <text:p text:style-name="P6">detection(3, 0)</text:p>
          </draw:line>
          <draw:line draw:z-index="23" draw:style-name="gr14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2, mode)</text:p>
          </draw:line>
          <draw:line draw:z-index="25" draw:style-name="gr14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sync(1, 1)</text:p>
          </draw:line>
          <draw:line draw:z-index="27" draw:style-name="gr12" draw:text-style-name="P4" svg:x1="14.959cm" svg:y1="7.677cm" svg:x2="19.453cm" svg:y2="7.225cm">
            <text:p text:style-name="P6">sync(1, 0)</text:p>
          </draw:line>
          <draw:line draw:z-index="28" draw:style-name="gr16" draw:text-style-name="P6" svg:x1="14.559cm" svg:y1="8.364cm" svg:x2="15.33cm" svg:y2="8.128cm">
            <text:p/>
          </draw:line>
          <draw:line draw:z-index="29" draw:style-name="gr16" draw:text-style-name="P6" svg:x1="14.56cm" svg:y1="8.514cm" svg:x2="15.331cm" svg:y2="8.278cm">
            <text:p/>
          </draw:line>
          <draw:line draw:z-index="30" draw:style-name="gr16" draw:text-style-name="P6" svg:x1="19.077cm" svg:y1="8.364cm" svg:x2="19.848cm" svg:y2="8.128cm">
            <text:p/>
          </draw:line>
          <draw:line draw:z-index="31" draw:style-name="gr16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2, exit)</text:p>
          </draw:line>
          <draw:line draw:z-index="33" draw:style-name="gr13" draw:text-style-name="P4" svg:x1="14.96cm" svg:y1="1.807cm" svg:x2="19.435cm" svg:y2="2.236cm">
            <text:p text:style-name="P6">mode(2, mode)</text:p>
          </draw:line>
          <draw:line draw:z-index="34" draw:style-name="gr16" draw:text-style-name="P6" svg:x1="14.559cm" svg:y1="11.525cm" svg:x2="15.33cm" svg:y2="11.289cm">
            <text:p/>
          </draw:line>
          <draw:line draw:z-index="35" draw:style-name="gr16" draw:text-style-name="P6" svg:x1="14.56cm" svg:y1="11.675cm" svg:x2="15.331cm" svg:y2="11.439cm">
            <text:p/>
          </draw:line>
          <draw:line draw:z-index="36" draw:style-name="gr16" draw:text-style-name="P6" svg:x1="19.077cm" svg:y1="11.525cm" svg:x2="19.848cm" svg:y2="11.289cm">
            <text:p/>
          </draw:line>
          <draw:line draw:z-index="37" draw:style-name="gr16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2, mode)</text:p>
          </draw:line>
          <draw:line draw:z-index="39" draw:style-name="gr11" draw:text-style-name="P8" svg:x1="14.659cm" svg:y1="15.763cm" svg:x2="14.659cm" svg:y2="13.09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2, mode)</text:p>
          </draw:line>
          <draw:line draw:z-index="41" draw:style-name="gr11" draw:text-style-name="P8" svg:x1="14.659cm" svg:y1="18.473cm" svg:x2="14.659cm" svg:y2="15.80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1" draw:text-style-name="P8" svg:x1="14.659cm" svg:y1="21.182cm" svg:x2="14.659cm" svg:y2="18.51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2, mode)</text:p>
          </draw:line>
          <draw:line draw:z-index="44" draw:style-name="gr16" draw:text-style-name="P6" svg:x1="14.559cm" svg:y1="22.814cm" svg:x2="15.33cm" svg:y2="22.578cm">
            <text:p/>
          </draw:line>
          <draw:line draw:z-index="45" draw:style-name="gr16" draw:text-style-name="P6" svg:x1="14.56cm" svg:y1="22.964cm" svg:x2="15.331cm" svg:y2="22.728cm">
            <text:p/>
          </draw:line>
          <draw:line draw:z-index="46" draw:style-name="gr16" draw:text-style-name="P6" svg:x1="19.077cm" svg:y1="22.814cm" svg:x2="19.848cm" svg:y2="22.578cm">
            <text:p/>
          </draw:line>
          <draw:line draw:z-index="47" draw:style-name="gr16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2, mode)</text:p>
          </draw:line>
          <draw:line draw:z-index="49" draw:style-name="gr15" draw:text-style-name="P4" svg:x1="14.959cm" svg:y1="26.191cm" svg:x2="19.453cm" svg:y2="25.739cm">
            <text:p text:style-name="P6">mode(2, mode)</text:p>
          </draw:line>
          <draw:line draw:z-index="50" draw:style-name="gr11" draw:text-style-name="P8" svg:x1="14.659cm" svg:y1="27.052cm" svg:x2="14.659cm" svg:y2="24.38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2, mode)</text:p>
          </draw:line>
          <draw:line draw:z-index="52" draw:style-name="gr12" draw:text-style-name="P4" svg:x1="14.959cm" svg:y1="28.449cm" svg:x2="19.453cm" svg:y2="27.997cm">
            <text:p text:style-name="P6">mode(2, mode)</text:p>
          </draw:line>
          <draw:line draw:z-index="53" draw:style-name="gr14" draw:text-style-name="P8" svg:x1="15.259cm" svg:y1="31.116cm" svg:x2="15.2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sync(1, 1)</text:p>
          </draw:line>
          <draw:line draw:z-index="55" draw:style-name="gr11" draw:text-style-name="P8" svg:x1="14.659cm" svg:y1="33.825cm" svg:x2="14.659cm" svg:y2="31.15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1" draw:text-style-name="P8" svg:x1="14.659cm" svg:y1="36.535cm" svg:x2="14.659cm" svg:y2="33.868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1" draw:text-style-name="P8" svg:x1="14.659cm" svg:y1="39.244cm" svg:x2="14.659cm" svg:y2="36.577cm">
            <text:p text:style-name="P6"><text:span text:style-name="T3">1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3" draw:text-style-name="P4" svg:x1="14.96cm" svg:y1="33.868cm" svg:x2="19.435cm" svg:y2="34.297cm">
            <text:p text:style-name="P6">sync(1, 1)</text:p>
          </draw:line>
          <draw:line draw:z-index="59" draw:style-name="gr13" draw:text-style-name="P4" svg:x1="14.96cm" svg:y1="36.577cm" svg:x2="19.435cm" svg:y2="37.006cm">
            <text:p text:style-name="P6">sync(1, 1)</text:p>
          </draw:line>
          <draw:line draw:z-index="60" draw:style-name="gr15" draw:text-style-name="P4" svg:x1="14.959cm" svg:y1="32.513cm" svg:x2="19.453cm" svg:y2="32.061cm">
            <text:p text:style-name="P6">sync(1, 0)</text:p>
          </draw:line>
          <draw:line draw:z-index="61" draw:style-name="gr15" draw:text-style-name="P4" svg:x1="14.959cm" svg:y1="35.222cm" svg:x2="19.453cm" svg:y2="34.77cm">
            <text:p text:style-name="P6">sync(1, 0)</text:p>
          </draw:line>
          <draw:line draw:z-index="62" draw:style-name="gr15" draw:text-style-name="P4" svg:x1="14.959cm" svg:y1="37.931cm" svg:x2="19.453cm" svg:y2="37.479cm">
            <text:p text:style-name="P6">sync(1, 0)</text:p>
          </draw:line>
          <draw:line draw:z-index="63" draw:style-name="gr14" draw:text-style-name="P8" svg:x1="19.777cm" svg:y1="40.147cm" svg:x2="19.777cm" svg:y2="37.48cm">
            <text:p text:style-name="P6"><text:span text:style-name="T3">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</table:shapes>
        <table:table-column table:style-name="co6" table:default-cell-style-name="ce3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31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1"/>
        <table:table-column table:style-name="co1" table:number-columns-repeated="2" table:default-cell-style-name="Default"/>
        <table:table-column table:style-name="co11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Initial 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 and synchroniza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29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Save rx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ave rx data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table:number-columns-repeated="5"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8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00:11:01.3426223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1-19T00:14:44.945371078</dc:date>
    <meta:editing-duration>PT18H10M23S</meta:editing-duration>
    <meta:editing-cycles>67</meta:editing-cycles>
    <meta:generator>LibreOffice/6.4.7.2$Linux_X86_64 LibreOffice_project/40$Build-2</meta:generator>
    <meta:document-statistic meta:table-count="3" meta:cell-count="202" meta:object-count="76"/>
  </office:meta>
</office:document-meta>
</file>